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fo:clip="rect(0.32382in, 0in, 0.2814in, 0in)" draw:stroke="none"/>
    </style:style>
    <style:style style:family="graphic" style:name="a380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337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381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338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382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339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383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384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385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386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6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340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377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341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378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342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379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34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35" draw:master-page-name="Master1-Layout1-title-Diapositive-de-titre" presentation:presentation-page-layout-name="Master1-PPL1" draw:id="Slide-256">
        <draw:frame draw:id="id63" draw:style-name="a336" draw:name="Picture 2" svg:x="0.4855in" svg:y="0.60639in" svg:width="11.92642in" svg:height="6.79787in" style:rel-width="scale" style:rel-height="scale">
          <draw:image xlink:href="media/image1.png" xlink:type="simple" xlink:show="embed" xlink:actuate="onLoad"/>
          <svg:title/>
          <svg:desc/>
        </draw:frame>
        <draw:connector draw:type="line" svg:x1="8.01068in" svg:y1="2.21681in" svg:x2="7.6042in" svg:y2="1.71997in" draw:id="id64" draw:style-name="a337" draw:name="Connecteur droit 4">
          <svg:title/>
          <svg:desc/>
        </draw:connector>
        <draw:connector draw:type="line" svg:x1="8.76768in" svg:y1="2.21681in" svg:x2="9.28723in" svg:y2="1.75479in" draw:id="id65" draw:style-name="a338" draw:name="Connecteur droit 5">
          <svg:title/>
          <svg:desc/>
        </draw:connector>
        <draw:connector draw:type="line" svg:x1="9.15932in" svg:y1="2.49431in" svg:x2="9.965in" svg:y2="2.26704in" draw:id="id66" draw:style-name="a339" draw:name="Connecteur droit 7">
          <svg:title/>
          <svg:desc/>
        </draw:connector>
        <draw:connector draw:type="line" svg:x1="10.64816in" svg:y1="2.187in" svg:x2="11.05549in" svg:y2="1.59699in" draw:id="id67" draw:style-name="a340" draw:name="Connecteur droit 11">
          <svg:title/>
          <svg:desc/>
        </draw:connector>
        <draw:connector draw:type="line" svg:x1="10.65265in" svg:y1="2.26037in" svg:x2="11.05549in" svg:y2="2.26037in" draw:id="id68" draw:style-name="a341" draw:name="Connecteur droit 13">
          <svg:title/>
          <svg:desc/>
        </draw:connector>
        <draw:connector draw:type="line" svg:x1="10.64816in" svg:y1="2.37401in" svg:x2="11.05549in" svg:y2="3.00229in" draw:id="id69" draw:style-name="a342" draw:name="Connecteur droit 15">
          <svg:title/>
          <svg:desc/>
        </draw:connector>
        <draw:frame draw:id="id70" draw:style-name="a345" draw:name="ZoneTexte 17" svg:x="3.35in" svg:y="3.45115in" svg:width="0.37025in" svg:height="0.33659in">
          <draw:text-box>
            <text:p text:style-name="a344" text:class-names="" text:cond-style-name=""><text:span text:style-name="a343" text:class-names="">M</text:span></text:p>
          </draw:text-box>
          <svg:title/>
          <svg:desc/>
        </draw:frame>
        <draw:frame draw:id="id71" draw:style-name="a348" draw:name="ZoneTexte 18" svg:x="3.35in" svg:y="4.57615in" svg:width="0.32817in" svg:height="0.33659in">
          <draw:text-box>
            <text:p text:style-name="a347" text:class-names="" text:cond-style-name=""><text:span text:style-name="a346" text:class-names="">N</text:span></text:p>
          </draw:text-box>
          <svg:title/>
          <svg:desc/>
        </draw:frame>
        <draw:frame draw:id="id72" draw:style-name="a351" draw:name="ZoneTexte 19" svg:x="4.90833in" svg:y="4.28865in" svg:width="0.32817in" svg:height="0.33659in">
          <draw:text-box>
            <text:p text:style-name="a350" text:class-names="" text:cond-style-name=""><text:span text:style-name="a349" text:class-names="">N</text:span></text:p>
          </draw:text-box>
          <svg:title/>
          <svg:desc/>
        </draw:frame>
        <draw:frame draw:id="id73" draw:style-name="a354" draw:name="ZoneTexte 20" svg:x="6.36117in" svg:y="4.22615in" svg:width="0.30188in" svg:height="0.33659in">
          <draw:text-box>
            <text:p text:style-name="a353" text:class-names="" text:cond-style-name=""><text:span text:style-name="a352" text:class-names="">1</text:span></text:p>
          </draw:text-box>
          <svg:title/>
          <svg:desc/>
        </draw:frame>
        <draw:frame draw:id="id74" draw:style-name="a357" draw:name="ZoneTexte 21" svg:x="6.04167in" svg:y="3.58035in" svg:width="0.37025in" svg:height="0.33659in">
          <draw:text-box>
            <text:p text:style-name="a356" text:class-names="" text:cond-style-name=""><text:span text:style-name="a355" text:class-names="">M</text:span></text:p>
          </draw:text-box>
          <svg:title/>
          <svg:desc/>
        </draw:frame>
        <draw:frame draw:id="id75" draw:style-name="a360" draw:name="ZoneTexte 22" svg:x="4.95317in" svg:y="2.03742in" svg:width="0.37025in" svg:height="0.33659in">
          <draw:text-box>
            <text:p text:style-name="a359" text:class-names="" text:cond-style-name=""><text:span text:style-name="a358" text:class-names="">M</text:span></text:p>
          </draw:text-box>
          <svg:title/>
          <svg:desc/>
        </draw:frame>
        <draw:frame draw:id="id76" draw:style-name="a363" draw:name="ZoneTexte 23" svg:x="6.30447in" svg:y="2.0187in" svg:width="0.32817in" svg:height="0.33659in">
          <draw:text-box>
            <text:p text:style-name="a362" text:class-names="" text:cond-style-name=""><text:span text:style-name="a361" text:class-names="">N</text:span></text:p>
          </draw:text-box>
          <svg:title/>
          <svg:desc/>
        </draw:frame>
        <draw:frame draw:id="id77" draw:style-name="a366" draw:name="ZoneTexte 25" svg:x="6.37173in" svg:y="5.45121in" svg:width="0.26091in" svg:height="0.33659in">
          <draw:text-box>
            <text:p text:style-name="a365" text:class-names="" text:cond-style-name=""><text:span text:style-name="a364" text:class-names="">1</text:span></text:p>
          </draw:text-box>
          <svg:title/>
          <svg:desc/>
        </draw:frame>
        <draw:frame draw:id="id78" draw:style-name="a369" draw:name="ZoneTexte 26" svg:x="5.01509in" svg:y="5.46834in" svg:width="0.32817in" svg:height="0.33659in">
          <draw:text-box>
            <text:p text:style-name="a368" text:class-names="" text:cond-style-name=""><text:span text:style-name="a367" text:class-names="">N</text:span></text:p>
          </draw:text-box>
          <svg:title/>
          <svg:desc/>
        </draw:frame>
        <draw:frame draw:id="id79" draw:style-name="a372" draw:name="ZoneTexte 27" svg:x="8.06566in" svg:y="4.45695in" svg:width="0.30188in" svg:height="0.33659in">
          <draw:text-box>
            <text:p text:style-name="a371" text:class-names="" text:cond-style-name=""><text:span text:style-name="a370" text:class-names="">1</text:span></text:p>
          </draw:text-box>
          <svg:title/>
          <svg:desc/>
        </draw:frame>
        <draw:frame draw:id="id80" draw:style-name="a375" draw:name="ZoneTexte 28" svg:x="8.01068in" svg:y="3.42781in" svg:width="0.30188in" svg:height="0.33659in">
          <draw:text-box>
            <text:p text:style-name="a374" text:class-names="" text:cond-style-name=""><text:span text:style-name="a373" text:class-names="">N</text:span></text:p>
          </draw:text-box>
          <svg:title/>
          <svg:desc/>
        </draw:frame>
        <draw:connector draw:type="line" svg:x1="8.41479in" svg:y1="2.20572in" svg:x2="8.41479in" svg:y2="1.54116in" draw:id="id81" draw:style-name="a376" draw:name="Connecteur droit 4">
          <svg:title/>
          <svg:desc/>
        </draw:connector>
        <draw:connector draw:type="line" svg:x1="3.53512in" svg:y1="2.21681in" svg:x2="3.86057in" svg:y2="1.87344in" draw:id="id82" draw:style-name="a377" draw:name="Connecteur droit 4">
          <svg:title/>
          <svg:desc/>
        </draw:connector>
        <draw:connector draw:type="line" svg:x1="3.21976in" svg:y1="6.82979in" svg:x2="3.21976in" svg:y2="6.30358in" draw:id="id83" draw:style-name="a378" draw:name="Connecteur droit 4">
          <svg:title/>
          <svg:desc/>
        </draw:connector>
        <draw:connector draw:type="line" svg:x1="3.97872in" svg:y1="6.81137in" svg:x2="3.67419in" svg:y2="6.28515in" draw:id="id84" draw:style-name="a379" draw:name="Connecteur droit 4">
          <svg:title/>
          <svg:desc/>
        </draw:connector>
        <draw:connector draw:type="line" svg:x1="2.43617in" svg:y1="6.81137in" svg:x2="2.62047in" svg:y2="6.30358in" draw:id="id85" draw:style-name="a380" draw:name="Connecteur droit 4">
          <svg:title/>
          <svg:desc/>
        </draw:connector>
        <draw:connector draw:type="line" svg:x1="2.17021in" svg:y1="6.43618in" svg:x2="2.56368in" svg:y2="6.04047in" draw:id="id86" draw:style-name="a381" draw:name="Connecteur droit 4">
          <svg:title/>
          <svg:desc/>
        </draw:connector>
        <draw:connector draw:type="line" svg:x1="2.56368in" svg:y1="5.9149in" svg:x2="2.17021in" svg:y2="5.9227in" draw:id="id87" draw:style-name="a382" draw:name="Connecteur droit 4">
          <svg:title/>
          <svg:desc/>
        </draw:connector>
        <draw:connector draw:type="line" svg:x1="2.72685in" svg:y1="5.74617in" svg:x2="2.72685in" svg:y2="5.57199in" draw:id="id88" draw:style-name="a383" draw:name="Connecteur droit 4">
          <svg:title/>
          <svg:desc/>
        </draw:connector>
        <draw:connector draw:type="line" svg:x1="7.80744in" svg:y1="6.70213in" svg:x2="8.06566in" svg:y2="6.30358in" draw:id="id89" draw:style-name="a384" draw:name="Connecteur droit 4">
          <svg:title/>
          <svg:desc/>
        </draw:connector>
        <draw:connector draw:type="line" svg:x1="8.88298in" svg:y1="6.70213in" svg:x2="8.67021in" svg:y2="6.30358in" draw:id="id90" draw:style-name="a385" draw:name="Connecteur droit 4">
          <svg:title/>
          <svg:desc/>
        </draw:connector>
        <draw:connector draw:type="line" svg:x1="9.28723in" svg:y1="3.02357in" svg:x2="9.10667in" svg:y2="2.76199in" draw:id="id91" draw:style-name="a386" draw:name="Connecteur droit 4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7/11/2022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7/11/2022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7/11/2022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7/11/2022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7/11/2022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7/11/2022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7/11/2022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7/11/2022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7/11/2022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7/11/2022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7/11/2022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7/11/2022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>julmarques.jm@gmail.com</meta:initial-creator>
    <dc:creator>julmarques.jm@gmail.com</dc:creator>
    <meta:creation-date>2022-11-14T17:46:06Z</meta:creation-date>
    <dc:date>2022-11-17T09:39:30Z</dc:date>
    <meta:editing-cycles>1</meta:editing-cycles>
    <meta:editing-duration>PT1704S</meta:editing-duration>
    <meta:document-statistic meta:paragraph-count="11" meta:word-count="11"/>
  </office:meta>
</office:document-meta>
</file>